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2.212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10.335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1.926cm"/>
    </style:style>
    <style:style style:name="co8" style:family="table-column">
      <style:table-column-properties fo:break-before="auto" style:column-width="2.57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1.058cm"/>
    </style:style>
    <style:style style:name="co11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8"/>
    <style:style style:name="ce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40"/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ey 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3" office:value-type="string">
            <text:p>Start Time</text:p>
          </table:table-cell>
          <table:table-cell table:style-name="ce3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3" office:value-type="string">
            <text:p>Hours</text:p>
          </table:table-cell>
          <table:table-cell table:style-name="ce6" office:value-type="string">
            <text:p>Total per day</text:p>
          </table:table-cell>
          <table:table-cell table:style-name="ce2"/>
          <table:table-cell table:style-name="ce8"/>
          <table:table-cell table:style-name="ce2"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4" office:value-type="time" office:time-value="PT14H00M00S">
            <text:p>14.00</text:p>
          </table:table-cell>
          <table:table-cell table:style-name="ce4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4" table:formula="of:=[.D3]-[.C3]" office:value-type="time" office:time-value="PT00H15M00S">
            <text:p>00.15</text:p>
          </table:table-cell>
          <table:table-cell table:style-name="ce6" table:formula="of:=SUM([.G3:.G5])" office:value-type="time" office:time-value="PT02H00M00S">
            <text:p>02:00</text:p>
          </table:table-cell>
          <table:table-cell table:style-name="ce2"/>
          <table:table-cell table:style-name="ce9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4" table:formula="of:=[.D4]-[.C4]" office:value-type="time" office:time-value="PT01H30M00S">
            <text:p>01.30</text:p>
          </table:table-cell>
          <table:table-cell table:style-name="ce6"/>
          <table:table-cell table:style-name="ce2"/>
          <table:table-cell table:style-name="ce9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45M00S">
            <text:p>15.45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4" table:formula="of:=[.D5]-[.C5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4" office:value-type="time" office:time-value="PT11H00M00S">
            <text:p>11.00</text:p>
          </table:table-cell>
          <table:table-cell table:style-name="ce4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4" table:formula="of:=[.D7]-[.C7]" office:value-type="time" office:time-value="PT00H15M00S">
            <text:p>00.15</text:p>
          </table:table-cell>
          <table:table-cell table:style-name="ce6" table:formula="of:=SUM([.G7:.G10])" office:value-type="time" office:time-value="PT05H30M00S">
            <text:p>05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15M00S">
            <text:p>11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4" table:formula="of:=[.D8]-[.C8]" office:value-type="time" office:time-value="PT01H45M00S">
            <text:p>01.4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4" table:formula="of:=[.D9]-[.C9]" office:value-type="time" office:time-value="PT02H30M00S">
            <text:p>02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4" table:formula="of:=[.D10]-[.C10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4" office:value-type="time" office:time-value="PT09H15M00S">
            <text:p>09.15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4" table:formula="of:=[.D12]-[.C12]" office:value-type="time" office:time-value="PT00H30M00S">
            <text:p>00.30</text:p>
          </table:table-cell>
          <table:table-cell table:style-name="ce6" table:formula="of:=SUM([.G12:.G18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4" table:formula="of:=[.D13]-[.C13]" office:value-type="time" office:time-value="PT01H15M00S">
            <text:p>01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4" table:formula="of:=[.D14]-[.C14]" office:value-type="time" office:time-value="PT01H15M00S">
            <text:p>01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4" table:formula="of:=[.D15]-[.C15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]-[.C16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4" table:formula="of:=[.D17]-[.C17]" office:value-type="time" office:time-value="PT01H35M00S">
            <text:p>01.3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0M00S">
            <text:p>15.5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4" table:formula="of:=[.D18]-[.C18]" office:value-type="time" office:time-value="PT01H40M00S">
            <text:p>01.4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4" table:formula="of:=[.D20]-[.C20]" office:value-type="time" office:time-value="PT00H15M00S">
            <text:p>00.15</text:p>
          </table:table-cell>
          <table:table-cell table:style-name="ce6" table:formula="of:=SUM([.G20:.G25])" office:value-type="time" office:time-value="PT07H15M00S">
            <text:p>07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4" table:formula="of:=[.D21]-[.C21]" office:value-type="time" office:time-value="PT02H30M00S">
            <text:p>02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4" table:formula="of:=[.D22]-[.C22]" office:value-type="time" office:time-value="PT00H45M00S">
            <text:p>00.4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4" table:formula="of:=[.D23]-[.C23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4" table:formula="of:=[.D24]-[.C24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4" table:formula="of:=[.D25]-[.C25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4" table:formula="of:=[.D27]-[.C27]" office:value-type="time" office:time-value="PT01H30M00S">
            <text:p>01.30</text:p>
          </table:table-cell>
          <table:table-cell table:style-name="ce6" table:formula="of:=SUM([.G27:.G29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4" table:formula="of:=[.D28]-[.C28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4" table:formula="of:=[.D29]-[.C29]" office:value-type="time" office:time-value="PT03H30M00S">
            <text:p>03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1]-[.C31]" office:value-type="time" office:time-value="PT01H45M00S">
            <text:p>01.45</text:p>
          </table:table-cell>
          <table:table-cell table:style-name="ce6" table:formula="of:=SUM([.G31:.G35])" office:value-type="time" office:time-value="PT04H10M00S">
            <text:p>04: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4" table:formula="of:=[.D32]-[.C32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4" table:formula="of:=[.D33]-[.C33]" office:value-type="time" office:time-value="PT00H35M00S">
            <text:p>00.3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5M00S">
            <text:p>12.3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4" table:formula="of:=[.D34]-[.C34]" office:value-type="time" office:time-value="PT00H25M00S">
            <text:p>00.2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50M00S">
            <text:p>13.5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5]-[.C35]" office:value-type="time" office:time-value="PT01H10M00S">
            <text:p>01.1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7]-[.C37]" office:value-type="time" office:time-value="PT00H30M00S">
            <text:p>00.30</text:p>
          </table:table-cell>
          <table:table-cell table:style-name="ce6" table:formula="of:=SUM([.G37:.G42])" office:value-type="time" office:time-value="PT06H15M00S">
            <text:p>06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8]-[.C38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9]-[.C39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4" table:formula="of:=[.D40]-[.C40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1]-[.C41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4" table:formula="of:=[.D42]-[.C42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3]-[.C43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5]-[.C45]" office:value-type="time" office:time-value="PT01H00M00S">
            <text:p>01.00</text:p>
          </table:table-cell>
          <table:table-cell table:style-name="ce6" table:formula="of:=SUM([.G45:.G48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4" table:formula="of:=[.D46]-[.C46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4" table:formula="of:=[.D47]-[.C47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30M00S">
            <text:p>13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4" table:formula="of:=[.D48]-[.C48]" office:value-type="time" office:time-value="PT04H00M00S">
            <text:p>04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0]-[.C50]" office:value-type="time" office:time-value="PT03H00M00S">
            <text:p>03.00</text:p>
          </table:table-cell>
          <table:table-cell table:style-name="ce6" table:formula="of:=SUM([.G50:.G5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1]-[.C51]" office:value-type="time" office:time-value="PT03H30M00S">
            <text:p>03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3]-[.C53]" office:value-type="time" office:time-value="PT02H45M00S">
            <text:p>02.45</text:p>
          </table:table-cell>
          <table:table-cell table:style-name="ce6" table:formula="of:=SUM([.G53:.G5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4" table:formula="of:=[.D54]-[.C54]" office:value-type="time" office:time-value="PT01H15M00S">
            <text:p>01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5]-[.C55]" office:value-type="time" office:time-value="PT02H30M00S">
            <text:p>02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57]-[.C57]" office:value-type="time" office:time-value="PT03H30M00S">
            <text:p>03.30</text:p>
          </table:table-cell>
          <table:table-cell table:style-name="ce6" table:formula="of:=SUM([.G57:.G58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4" table:formula="of:=[.D58]-[.C58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0]-[.C60]" office:value-type="time" office:time-value="PT03H30M00S">
            <text:p>03.30</text:p>
          </table:table-cell>
          <table:table-cell table:style-name="ce6" table:formula="of:=SUM([.G60:.G61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1]-[.C61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3]-[.C63]" office:value-type="time" office:time-value="PT03H30M00S">
            <text:p>03.30</text:p>
          </table:table-cell>
          <table:table-cell table:style-name="ce6" table:formula="of:=SUM([.G63:.G64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4]-[.C64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6]-[.C66]" office:value-type="time" office:time-value="PT03H30M00S">
            <text:p>03.30</text:p>
          </table:table-cell>
          <table:table-cell table:style-name="ce6" table:formula="of:=SUM([.G66:.G67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7]-[.C67]" office:value-type="time" office:time-value="PT03H30M00S">
            <text:p>03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4" office:value-type="time" office:time-value="PT09H20M00S">
            <text:p>09.2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9]-[.C69]" office:value-type="time" office:time-value="PT03H40M00S">
            <text:p>03.40</text:p>
          </table:table-cell>
          <table:table-cell table:style-name="ce6" table:formula="of:=SUM([.G69:.G72])" office:value-type="time" office:time-value="PT06H40M00S">
            <text:p>06: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70]-[.C70]" office:value-type="time" office:time-value="PT01H55M00S">
            <text:p>01.5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5M00S">
            <text:p>15.55</text:p>
          </table:table-cell>
          <table:table-cell table:style-name="ce4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4" table:formula="of:=[.D71]-[.C71]" office:value-type="time" office:time-value="PT00H50M00S">
            <text:p>00.5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45M00S">
            <text:p>16.4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4" table:formula="of:=[.D72]-[.C72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4" table:formula="of:=[.D74]-[.C74]" office:value-type="time" office:time-value="PT01H00M00S">
            <text:p>01.00</text:p>
          </table:table-cell>
          <table:table-cell table:style-name="ce6" table:formula="of:=SUM([.G74:.G77])" office:value-type="time" office:time-value="PT07H45M00S">
            <text:p>07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5]-[.C75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6]-[.C76]" office:value-type="time" office:time-value="PT02H15M00S">
            <text:p>02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77]-[.C77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4" table:formula="of:=[.D79]-[.C79]" office:value-type="time" office:time-value="PT03H30M00S">
            <text:p>03.30</text:p>
          </table:table-cell>
          <table:table-cell table:style-name="ce6" table:formula="of:=SUM([.G79:.G81])" office:value-type="time" office:time-value="PT05H35M00S">
            <text:p>05: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4" table:formula="of:=[.D80]-[.C80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4" table:formula="of:=[.D81]-[.C81]" office:value-type="time" office:time-value="PT00H35M00S">
            <text:p>00.3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4" table:formula="of:=[.D83]-[.C83]" office:value-type="time" office:time-value="PT01H00M00S">
            <text:p>01.00</text:p>
          </table:table-cell>
          <table:table-cell table:style-name="ce6" table:formula="of:=SUM([.G83:.G86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4" table:formula="of:=[.D84]-[.C84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4" table:formula="of:=[.D85]-[.C85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4" table:formula="of:=[.D86]-[.C86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4" table:formula="of:=[.D88]-[.C88]" office:value-type="time" office:time-value="PT01H30M00S">
            <text:p>01.30</text:p>
          </table:table-cell>
          <table:table-cell table:style-name="ce6" table:formula="of:=SUM([.G88:.G90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4" table:formula="of:=[.D89]-[.C89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0]-[.C90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2]-[.C92]" office:value-type="time" office:time-value="PT03H30M00S">
            <text:p>03.30</text:p>
          </table:table-cell>
          <table:table-cell table:style-name="ce6" table:formula="of:=SUM([.G92:.G93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4" table:formula="of:=[.D93]-[.C93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4" table:formula="of:=[.D95]-[.C95]" office:value-type="time" office:time-value="PT03H30M00S">
            <text:p>03.30</text:p>
          </table:table-cell>
          <table:table-cell table:style-name="ce6" table:formula="of:=SUM([.G95:.G97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4" table:formula="of:=[.D96]-[.C96]" office:value-type="time" office:time-value="PT02H15M00S">
            <text:p>02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4" table:formula="of:=[.D97]-[.C97]" office:value-type="time" office:time-value="PT00H45M00S">
            <text:p>00.4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99]-[.C99]" office:value-type="time" office:time-value="PT03H30M00S">
            <text:p>03.30</text:p>
          </table:table-cell>
          <table:table-cell table:style-name="ce6" table:formula="of:=SUM([.G99:.G100])" office:value-type="time" office:time-value="PT07H15M00S">
            <text:p>07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100]-[.C100]" office:value-type="time" office:time-value="PT03H45M00S">
            <text:p>03.4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4" table:formula="of:=[.D102]-[.C102]" office:value-type="time" office:time-value="PT03H30M00S">
            <text:p>03.30</text:p>
          </table:table-cell>
          <table:table-cell table:style-name="ce6" table:formula="of:=SUM([.G102:.G103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4" table:formula="of:=[.D103]-[.C103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4" table:formula="of:=[.D105]-[.C105]" office:value-type="time" office:time-value="PT02H00M00S">
            <text:p>02.00</text:p>
          </table:table-cell>
          <table:table-cell table:style-name="ce6" table:formula="of:=SUM([.G105:.G109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4" table:formula="of:=[.D106]-[.C106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4" table:formula="of:=[.D107]-[.C107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4" table:formula="of:=[.D108]-[.C108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4" table:formula="of:=[.D109]-[.C109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4" table:formula="of:=[.D111]-[.C111]" office:value-type="time" office:time-value="PT02H30M00S">
            <text:p>02.30</text:p>
          </table:table-cell>
          <table:table-cell table:style-name="ce6" table:formula="of:=SUM([.G111:.G115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4" table:formula="of:=[.D112]-[.C112]" office:value-type="time" office:time-value="PT00H30M00S">
            <text:p>00.3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3]-[.C113]" office:value-type="time" office:time-value="PT00H30M00S">
            <text:p>00.3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4]-[.C114]" office:value-type="time" office:time-value="PT01H00M00S">
            <text:p>01.0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4" table:formula="of:=[.D115]-[.C115]" office:value-type="time" office:time-value="PT02H00M00S">
            <text:p>02.0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17]-[.C117]" office:value-type="time" office:time-value="PT00H50M00S">
            <text:p>00.50</text:p>
          </table:table-cell>
          <table:table-cell table:style-name="ce6" table:formula="of:=SUM([.G117:.G120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20M00S">
            <text:p>10.2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118]-[.C118]" office:value-type="time" office:time-value="PT01H10M00S">
            <text:p>01.1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19]-[.C119]" office:value-type="time" office:time-value="PT01H30M00S">
            <text:p>01.3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20]-[.C120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22]-[.C122]" office:value-type="time" office:time-value="PT03H30M00S">
            <text:p>03.30</text:p>
          </table:table-cell>
          <table:table-cell table:style-name="ce6" table:formula="of:=SUM([.G122:.G124])" office:value-type="time" office:time-value="PT06H50M00S">
            <text:p>06: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4" table:formula="of:=[.D123]-[.C123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4" table:formula="of:=[.D124]-[.C124]" office:value-type="time" office:time-value="PT00H20M00S">
            <text:p>00.2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4" table:formula="of:=[.D126]-[.C126]" office:value-type="time" office:time-value="PT03H30M00S">
            <text:p>03.30</text:p>
          </table:table-cell>
          <table:table-cell table:style-name="ce6" table:formula="of:=SUM([.G126:.G128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4" table:formula="of:=[.D127]-[.C127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4" table:formula="of:=[.D128]-[.C128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4" table:formula="of:=[.D130]-[.C130]" office:value-type="time" office:time-value="PT01H15M00S">
            <text:p>01.15</text:p>
          </table:table-cell>
          <table:table-cell table:style-name="ce6" table:formula="of:=SUM([.G130:.G13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45M00S">
            <text:p>10.4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1]-[.C131]" office:value-type="time" office:time-value="PT02H15M00S">
            <text:p>02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2]-[.C132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4]-[.C134]" office:value-type="time" office:time-value="PT02H00M00S">
            <text:p>02.00</text:p>
          </table:table-cell>
          <table:table-cell table:style-name="ce6" table:formula="of:=SUM([.G134:.G136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4" table:formula="of:=[.D135]-[.C135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6]-[.C136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4" table:formula="of:=[.D138]-[.C138]" office:value-type="time" office:time-value="PT03H30M00S">
            <text:p>03.30</text:p>
          </table:table-cell>
          <table:table-cell table:style-name="ce6" table:formula="of:=SUM([.G138:.G139])" office:value-type="time" office:time-value="PT08H30M00S">
            <text:p>08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4" table:formula="of:=[.D139]-[.C139]" office:value-type="time" office:time-value="PT05H00M00S">
            <text:p>05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4" table:formula="of:=[.D141]-[.C141]" office:value-type="time" office:time-value="PT01H30M00S">
            <text:p>01.30</text:p>
          </table:table-cell>
          <table:table-cell table:style-name="ce6" table:formula="of:=SUM([.G141:.G144])" office:value-type="time" office:time-value="PT05H30M00S">
            <text:p>05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4" table:formula="of:=[.D142]-[.C142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4" table:formula="of:=[.D143]-[.C143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4]-[.C144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6]-[.C146]" office:value-type="time" office:time-value="PT02H15M00S">
            <text:p>02.15</text:p>
          </table:table-cell>
          <table:table-cell table:style-name="ce6" table:formula="of:=SUM([.G146:.G15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4" table:formula="of:=[.D147]-[.C147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8]-[.C148]" office:value-type="time" office:time-value="PT00H45M00S">
            <text:p>00.4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9]-[.C149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4" table:formula="of:=[.D150]-[.C150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51]-[.C151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4" table:formula="of:=[.D153]-[.C153]" office:value-type="time" office:time-value="PT03H30M00S">
            <text:p>03.30</text:p>
          </table:table-cell>
          <table:table-cell table:style-name="ce6" table:formula="of:=SUM([.G153:.G15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4]-[.C154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4" table:formula="of:=[.D156]-[.C156]" office:value-type="time" office:time-value="PT00H30M00S">
            <text:p>00.30</text:p>
          </table:table-cell>
          <table:table-cell table:style-name="ce6" table:formula="of:=SUM([.G156:.G160])" office:value-type="time" office:time-value="PT08H00M00S">
            <text:p>08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7]-[.C157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4" table:formula="of:=[.D158]-[.C158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9]-[.C159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4" table:formula="of:=[.D160]-[.C160]" office:value-type="time" office:time-value="PT04H30M00S">
            <text:p>04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2]-[.C162]" office:value-type="time" office:time-value="PT03H30M00S">
            <text:p>03.30</text:p>
          </table:table-cell>
          <table:table-cell table:style-name="ce6" table:formula="of:=SUM([.G162:.G16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3]-[.C163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4]-[.C164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6]-[.C166]" office:value-type="time" office:time-value="PT03H30M00S">
            <text:p>03.30</text:p>
          </table:table-cell>
          <table:table-cell table:style-name="ce6" table:formula="of:=SUM([.G166:.G167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7]-[.C167]" office:value-type="time" office:time-value="PT03H30M00S">
            <text:p>03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69]-[.C169]" office:value-type="time" office:time-value="PT03H30M00S">
            <text:p>03.30</text:p>
          </table:table-cell>
          <table:table-cell table:style-name="ce6" table:formula="of:=SUM([.G169:.G17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70]-[.C170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1]-[.C171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3]-[.C173]" office:value-type="time" office:time-value="PT03H30M00S">
            <text:p>03.30</text:p>
          </table:table-cell>
          <table:table-cell table:style-name="ce6" table:formula="of:=SUM([.G173:.G17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4]-[.C174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6]-[.C176]" office:value-type="time" office:time-value="PT03H30M00S">
            <text:p>03.30</text:p>
          </table:table-cell>
          <table:table-cell table:style-name="ce6" table:formula="of:=SUM([.G176:.G179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7]-[.C177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78]-[.C178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9]-[.C179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4" table:formula="of:=[.D181]-[.C181]" office:value-type="time" office:time-value="PT03H30M00S">
            <text:p>03.30</text:p>
          </table:table-cell>
          <table:table-cell table:style-name="ce6" table:formula="of:=SUM([.G181:.G18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4" table:formula="of:=[.D182]-[.C182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4" office:value-type="time" office:time-value="PT09H00M00S">
            <text:p>09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4" table:formula="of:=[.D184]-[.C184]" office:value-type="time" office:time-value="PT04H00M00S">
            <text:p>04.00</text:p>
          </table:table-cell>
          <table:table-cell table:style-name="ce6" table:formula="of:=SUM([.G184:.G184])" office:value-type="time" office:time-value="PT04H00M00S">
            <text:p>04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86]-[.C186]" office:value-type="time" office:time-value="PT03H30M00S">
            <text:p>03.30</text:p>
          </table:table-cell>
          <table:table-cell table:style-name="ce6" table:formula="of:=SUM([.G186:.G190])" office:value-type="time" office:time-value="PT08H30M00S">
            <text:p>08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correzione codice per rotazione</text:p>
          </table:table-cell>
          <table:table-cell table:style-name="ce2"/>
          <table:table-cell table:style-name="ce4" table:formula="of:=[.D187]-[.C187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88]-[.C188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89]-[.C189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90]-[.C190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office:value-type="string">
            <text:p>24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92]-[.C192]" office:value-type="time" office:time-value="PT02H00M00S">
            <text:p>02.00</text:p>
          </table:table-cell>
          <table:table-cell table:style-name="ce6" table:formula="of:=SUM([.G192:.G195])" office:value-type="time" office:time-value="PT07H30M00S">
            <text:p>07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3]-[.C193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4]-[.C194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stallazione elemetto (fallita per mancanza di adattatore)</text:p>
          </table:table-cell>
          <table:table-cell table:style-name="ce2"/>
          <table:table-cell table:style-name="ce4" table:formula="of:=[.D195]-[.C195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office:value-type="string">
            <text:p>25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97]-[.C197]" office:value-type="time" office:time-value="PT02H30M00S">
            <text:p>02.30</text:p>
          </table:table-cell>
          <table:table-cell table:style-name="ce6" table:formula="of:=SUM([.G197:.G200])" office:value-type="time" office:time-value="PT08H00M00S">
            <text:p>08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8]-[.C198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9]-[.C199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200]-[.C200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2" office:value-type="string">
            <text:p>28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4" table:formula="of:=[.D202]-[.C202]" office:value-type="time" office:time-value="PT03H30M00S">
            <text:p>03.30</text:p>
          </table:table-cell>
          <table:table-cell table:style-name="ce6" table:formula="of:=SUM([.G202:.G203])" office:value-type="time" office:time-value="PT07H30M00S">
            <text:p>07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4" table:formula="of:=[.D203]-[.C203]" office:value-type="time" office:time-value="PT04H00M00S">
            <text:p>04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2" office:value-type="string">
            <text:p>29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4" table:formula="of:=[.D205]-[.C205]" office:value-type="time" office:time-value="PT03H30M00S">
            <text:p>03.30</text:p>
          </table:table-cell>
          <table:table-cell table:style-name="ce6" table:formula="of:=SUM([.G205:.G208])" office:value-type="time" office:time-value="PT09H00M00S">
            <text:p>09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4" table:formula="of:=[.D206]-[.C206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creazione script per generare grafici path da file di log</text:p>
          </table:table-cell>
          <table:table-cell table:style-name="ce2"/>
          <table:table-cell table:style-name="ce4" table:formula="of:=[.D207]-[.C207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30M00S">
            <text:p>17.30</text:p>
          </table:table-cell>
          <table:table-cell table:style-name="ce4" office:value-type="time" office:time-value="PT19H30M00S">
            <text:p>19.30</text:p>
          </table:table-cell>
          <table:table-cell table:style-name="ce2" office:value-type="string">
            <text:p>risoluzione bug metodo within boundaries</text:p>
          </table:table-cell>
          <table:table-cell table:style-name="ce2"/>
          <table:table-cell table:style-name="ce4" table:formula="of:=[.D208]-[.C208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2" office:value-type="string">
            <text:p>30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210]-[.C210]" office:value-type="time" office:time-value="PT02H30M00S">
            <text:p>02.30</text:p>
          </table:table-cell>
          <table:table-cell table:style-name="ce6" table:formula="of:=SUM([.G210:.G213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e prova casi di test</text:p>
          </table:table-cell>
          <table:table-cell table:style-name="ce2"/>
          <table:table-cell table:style-name="ce4" table:formula="of:=[.D211]-[.C211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struttura report</text:p>
          </table:table-cell>
          <table:table-cell table:style-name="ce2"/>
          <table:table-cell table:style-name="ce4" table:formula="of:=[.D212]-[.C212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4" table:formula="of:=[.D213]-[.C213]" office:value-type="time" office:time-value="PT02H30M00S">
            <text:p>02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2" office:value-type="string">
            <text:p>1 Thu Jul</text:p>
          </table:table-cell>
          <table:table-cell table:style-name="ce4" office:value-type="time" office:time-value="PT09H00M00S">
            <text:p>09.0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4" table:formula="of:=[.D215]-[.C215]" office:value-type="time" office:time-value="PT02H30M00S">
            <text:p>02.30</text:p>
          </table:table-cell>
          <table:table-cell table:style-name="ce6" table:formula="of:=SUM([.G215:.G217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4" table:formula="of:=[.D216]-[.C216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4" table:formula="of:=[.D217]-[.C217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/>
          <table:table-cell table:style-name="ce4" office:value-type="string">
            <text:p><text:s/></text:p>
          </table:table-cell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2" office:value-type="string">
            <text:p>2 Fri Jul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crittura e report (introduzione alle metriche)</text:p>
          </table:table-cell>
          <table:table-cell table:style-name="ce2"/>
          <table:table-cell table:style-name="ce4" table:formula="of:=[.D219]-[.C219]" office:value-type="time" office:time-value="PT02H00M00S">
            <text:p>02.00</text:p>
          </table:table-cell>
          <table:table-cell table:style-name="ce6" table:formula="of:=SUM([.G219:.G221])" office:value-type="time" office:time-value="PT03H30M00S">
            <text:p>03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e report (performace evaluation, intro)</text:p>
          </table:table-cell>
          <table:table-cell table:style-name="ce2"/>
          <table:table-cell table:style-name="ce4" table:formula="of:=[.D220]-[.C220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 table:number-rows-repeated="65318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0" office:value-type="string">
            <text:p>ID</text:p>
          </table:table-cell>
          <table:table-cell table:style-name="ce10" office:value-type="string">
            <text:p>Link</text:p>
          </table:table-cell>
          <table:table-cell table:style-name="ce10" office:value-type="string">
            <text:p>About</text:p>
          </table:table-cell>
          <table:table-cell table:style-name="ce10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</number:time-style>
    <number:time-style style:name="N111" number:truncate-on-overflow="false">
      <number:hours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2">02/07/2010</text:date>, <text:time>12:4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7-02T12:43:46</dc:date>
    <dc:creator>Daniele Ferro</dc:creator>
    <meta:editing-duration>PT72H40M03S</meta:editing-duration>
    <meta:editing-cycles>212</meta:editing-cycles>
    <meta:generator>OpenOffice.org/3.1$Linux OpenOffice.org_project/310m19$Build-9420</meta:generator>
    <meta:document-statistic meta:table-count="2" meta:cell-count="865" meta:object-count="0"/>
  </office:meta>
</office:document-meta>
</file>